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Text_20_body">
      <style:paragraph-properties fo:margin-left="0cm" fo:margin-right="0cm" fo:text-indent="0cm" style:auto-text-indent="false"/>
    </style:style>
    <style:style style:name="P11" style:family="paragraph" style:parent-style-name="code">
      <style:text-properties fo:color="#9966cc" fo:font-style="italic" style:font-style-asian="italic" style:font-style-complex="italic"/>
    </style:style>
    <style:style style:name="P12" style:family="paragraph" style:parent-style-name="code">
      <style:text-properties fo:color="#ffffff" fo:language="zxx" fo:country="none" style:language-asian="zxx" style:country-asian="none" style:language-complex="zxx" style:country-complex="none"/>
    </style:style>
    <style:style style:name="P13" style:family="paragraph" style:parent-style-name="code">
      <style:text-properties fo:language="zxx" fo:country="none" style:language-asian="zxx" style:country-asian="none" style:language-complex="zxx" style:country-complex="none"/>
    </style:style>
    <style:style style:name="P14" style:family="paragraph" style:parent-style-name="code">
      <style:text-properties fo:color="#ff950e"/>
    </style:style>
    <style:style style:name="P15" style:family="paragraph" style:parent-style-name="code">
      <style:text-properties fo:color="#ff950e" fo:language="zxx" fo:country="none" style:language-asian="zxx" style:country-asian="none" style:language-complex="zxx" style:country-complex="none"/>
    </style:style>
    <style:style style:name="P16"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7" style:family="paragraph" style:parent-style-name="Standard">
      <style:text-properties fo:language="zxx" fo:country="none" style:language-asian="zxx" style:country-asian="none" style:language-complex="zxx" style:country-complex="none"/>
    </style:style>
    <style:style style:name="P18" style:family="paragraph" style:parent-style-name="Text_20_body" style:list-style-name="L2"/>
    <style:style style:name="P19" style:family="paragraph" style:parent-style-name="Text_20_body" style:list-style-name="L2">
      <style:text-properties fo:font-style="italic" fo:font-weight="bold" style:font-style-asian="italic" style:font-weight-asian="bold" style:font-style-complex="italic" style:font-weight-complex="bold"/>
    </style:style>
    <style:style style:name="P20"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1"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2" style:family="paragraph" style:parent-style-name="Text_20_body" style:list-style-name="L4">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3" style:family="paragraph" style:parent-style-name="Text_20_body" style:list-style-name="L5">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4"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25" style:family="paragraph" style:parent-style-name="Text_20_body" style:list-style-name="L6">
      <style:text-properties fo:language="zxx" fo:country="none" style:language-asian="zxx" style:country-asian="none" style:language-complex="zxx" style:country-complex="none"/>
    </style:style>
    <style:style style:name="P26" style:family="paragraph" style:parent-style-name="Text_20_body" style:list-style-name="L4"/>
    <style:style style:name="P27" style:family="paragraph" style:parent-style-name="Text_20_body" style:list-style-name="L6"/>
    <style:style style:name="P28" style:family="paragraph" style:parent-style-name="Text_20_body" style:list-style-name="L6">
      <style:text-properties style:text-line-through-style="solid" fo:language="zxx" fo:country="none" style:language-asian="zxx" style:country-asian="none" style:language-complex="zxx" style:country-complex="none"/>
    </style:style>
    <style:style style:name="P29" style:family="paragraph" style:parent-style-name="Text_20_body" style:list-style-name="L6">
      <style:text-properties style:text-line-through-style="solid"/>
    </style:style>
    <style:style style:name="P30" style:family="paragraph" style:parent-style-name="Text_20_body" style:list-style-name="L1">
      <style:paragraph-properties fo:margin-top="0.199cm" fo:margin-bottom="0.21cm"/>
    </style:style>
    <style:style style:name="P31" style:family="paragraph" style:parent-style-name="code">
      <style:text-properties fo:language="zxx" fo:country="none" style:language-asian="zxx" style:country-asian="none" style:language-complex="zxx" style:country-complex="none"/>
    </style:style>
    <style:style style:name="P32" style:family="paragraph" style:parent-style-name="code">
      <style:text-properties fo:color="#00ae00" fo:language="zxx" fo:country="none" fo:font-style="italic" style:language-asian="zxx" style:country-asian="none" style:font-style-asian="italic" style:language-complex="zxx" style:country-complex="none" style:font-style-complex="italic"/>
    </style:style>
    <style:style style:name="P33" style:family="paragraph" style:parent-style-name="code">
      <style:text-properties fo:color="#ff950e" fo:language="zxx" fo:country="none" style:language-asian="zxx" style:country-asian="none" style:language-complex="zxx" style:country-complex="none"/>
    </style:style>
    <style:style style:name="P34" style:family="paragraph" style:parent-style-name="Heading_20_2">
      <style:text-properties fo:font-style="normal" style:font-style-asian="normal" style:font-style-complex="normal"/>
    </style:style>
    <style:style style:name="P35"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36" style:family="paragraph" style:parent-style-name="Heading_20_2">
      <style:text-properties fo:language="zxx" fo:country="none" style:language-asian="zxx" style:country-asian="none" style:language-complex="zxx" style:country-complex="none"/>
    </style:style>
    <style:style style:name="P37"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38" style:family="paragraph" style:parent-style-name="Heading_20_3">
      <style:text-properties fo:font-style="italic" style:font-style-asian="italic" style:font-style-complex="italic"/>
    </style:style>
    <style:style style:name="P39" style:family="paragraph" style:parent-style-name="Heading_20_3">
      <style:text-properties fo:language="zxx" fo:country="none" style:language-asian="zxx" style:country-asian="none" style:language-complex="zxx" style:country-complex="none"/>
    </style:style>
    <style:style style:name="P40"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P41" style:family="paragraph" style:parent-style-name="Heading_20_3">
      <style:paragraph-properties fo:keep-with-next="always"/>
      <style:text-properties style:font-name="Liberation Sans" fo:language="zxx" fo:country="none" style:font-name-asian="WenQuanYi Micro Hei" style:language-asian="zxx" style:country-asian="none" style:font-name-complex="Lohit Hindi" style:language-complex="zxx" style:country-complex="non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color="#ff0000" fo:language="zxx" fo:country="none" fo:font-weight="bold" style:language-asian="zxx" style:country-asian="none" style:font-weight-asian="bold" style:language-complex="zxx" style:country-complex="none" style:font-weight-complex="bold"/>
    </style:style>
    <style:style style:name="T10" style:family="text">
      <style:text-properties fo:color="#ffffff"/>
    </style:style>
    <style:style style:name="T11" style:family="text">
      <style:text-properties fo:color="#ffffff" fo:language="zxx" fo:country="none" style:language-asian="zxx" style:country-asian="none" style:language-complex="zxx" style:country-complex="none"/>
    </style:style>
    <style:style style:name="T12" style:family="text">
      <style:text-properties fo:color="#ffffff" fo:font-style="italic" style:font-style-asian="italic" style:font-style-complex="italic"/>
    </style:style>
    <style:style style:name="T13" style:family="text">
      <style:text-properties fo:color="#9966cc"/>
    </style:style>
    <style:style style:name="T14" style:family="text">
      <style:text-properties fo:color="#9966cc" fo:font-style="italic" style:font-style-asian="italic" style:font-style-complex="italic"/>
    </style:style>
    <style:style style:name="T15" style:family="text">
      <style:text-properties fo:color="#9966cc" style:font-name="Liberation Mono" fo:font-size="9pt"/>
    </style:style>
    <style:style style:name="T16" style:family="text">
      <style:text-properties fo:color="#9966cc" style:font-name="Liberation Mono" fo:font-size="9pt" style:font-size-asian="10.5pt"/>
    </style:style>
    <style:style style:name="T17" style:family="text">
      <style:text-properties fo:color="#33cc66"/>
    </style:style>
    <style:style style:name="T18" style:family="text">
      <style:text-properties fo:color="#33cc66" fo:font-style="normal" fo:font-weight="normal" style:font-style-asian="normal" style:font-weight-asian="normal" style:font-style-complex="normal" style:font-weight-complex="normal"/>
    </style:style>
    <style:style style:name="T19" style:family="text">
      <style:text-properties fo:color="#3deb3d"/>
    </style:style>
    <style:style style:name="T20" style:family="text">
      <style:text-properties fo:color="#3deb3d" fo:font-style="normal" fo:font-weight="normal" style:font-style-asian="normal" style:font-weight-asian="normal" style:font-style-complex="normal" style:font-weight-complex="normal"/>
    </style:style>
    <style:style style:name="T21"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2"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3"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4" style:family="text">
      <style:text-properties fo:language="zxx" fo:country="none" style:language-asian="zxx" style:country-asian="none" style:language-complex="zxx" style:country-complex="none"/>
    </style:style>
    <style:style style:name="T25"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6"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7" style:family="text">
      <style:text-properties fo:color="#00ae00" fo:language="zxx" fo:country="none" style:language-asian="zxx" style:country-asian="none" style:language-complex="zxx" style:country-complex="none"/>
    </style:style>
    <style:style style:name="T28" style:family="text">
      <style:text-properties fo:color="#00ae00"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29" style:family="text">
      <style:text-properties fo:color="#ffd320"/>
    </style:style>
    <style:style style:name="T30" style:family="text">
      <style:text-properties fo:color="#ffd320" style:font-name="Liberation Mono" fo:font-size="9pt"/>
    </style:style>
    <style:style style:name="T31" style:family="text">
      <style:text-properties style:text-line-through-style="solid"/>
    </style:style>
    <style:style style:name="T32" style:family="text">
      <style:text-properties style:text-line-through-style="solid" fo:language="zxx" fo:country="none" style:language-asian="zxx" style:country-asian="none" style:language-complex="zxx" style:country-complex="none"/>
    </style:style>
    <style:style style:name="T33" style:family="text">
      <style:text-properties fo:color="#800000"/>
    </style:style>
    <style:style style:name="T34" style:family="text">
      <style:text-properties fo:color="#800000" fo:font-style="normal" fo:font-weight="normal" style:font-style-asian="normal" style:font-weight-asian="normal" style:font-style-complex="normal" style:font-weight-complex="normal"/>
    </style:style>
    <style:style style:name="T35" style:family="text">
      <style:text-properties fo:color="#99ccff"/>
    </style:style>
    <style:style style:name="T36" style:family="text">
      <style:text-properties fo:color="#99ccff" fo:font-style="italic" style:font-style-asian="italic" style:font-style-complex="italic"/>
    </style:style>
    <style:style style:name="T37" style:family="text">
      <style:text-properties fo:color="#ff950e"/>
    </style:style>
    <style:style style:name="T38" style:family="text">
      <style:text-properties fo:color="#ff950e" fo:language="zxx" fo:country="none" style:language-asian="zxx" style:country-asian="none" style:language-complex="zxx" style:country-complex="none"/>
    </style:style>
    <style:style style:name="T39" style:family="text">
      <style:text-properties fo:color="#ff3366"/>
    </style:style>
    <style:style style:name="T40" style:family="text">
      <style:text-properties fo:color="#ff3366"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4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8">un</text:span> objet d'un module <text:span text:style-name="T1">SUGAR </text:span><text:span text:style-name="T5">dans la base de donnée </text:span><text:span text:style-name="T1">EZ</text:span><text:span text:style-name="T5">.</text:span></text:p>
      <text:h text:style-name="P34" text:outline-level="2">Liste des fichiers</text:h>
      <text:p text:style-name="P4">Les fichiers concerné par cette doc à l'heure actuelle sont :</text:p>
      <text:list xml:id="list1209979274" text:style-name="L1">
        <text:list-item>
          <text:p text:style-name="P30"><text:span text:style-name="T6">Classes </text:span><text:span text:style-name="T5">:</text:span></text:p>
          <text:list>
            <text:list-item>
              <text:p text:style-name="P37">owobjectsmaster.php</text:p>
            </text:list-item>
            <text:list-item>
              <text:p text:style-name="P37">sugarsynchro.php</text:p>
            </text:list-item>
            <text:list-item>
              <text:p text:style-name="P37">sugarconnector.php</text:p>
            </text:list-item>
            <text:list-item>
              <text:p text:style-name="P37">owlogger.php</text:p>
            </text:list-item>
            <text:list-item>
              <text:p text:style-name="P37">smartcli.php</text:p>
            </text:list-item>
          </text:list>
        </text:list-item>
        <text:list-item>
          <text:p text:style-name="P30"><text:span text:style-name="T5"><text:s/></text:span><text:span text:style-name="T6">Templates </text:span><text:span text:style-name="T5">:</text:span></text:p>
          <text:list>
            <text:list-item>
              <text:p text:style-name="P37">notice_result.tpl</text:p>
            </text:list-item>
          </text:list>
        </text:list-item>
        <text:list-item>
          <text:p text:style-name="P30"><text:span text:style-name="T6">Views</text:span><text:span text:style-name="T5"> (module </text:span><text:span text:style-name="T2">sugarCrm</text:span><text:span text:style-name="T5">) :</text:span></text:p>
          <text:list>
            <text:list-item>
              <text:p text:style-name="P37">import.php</text:p>
            </text:list-item>
            <text:list-item>
              <text:p text:style-name="P37">cleanup.php</text:p>
            </text:list-item>
            <text:list-item>
              <text:p text:style-name="P37">updateclass.php</text:p>
            </text:list-item>
            <text:list-item>
              <text:p text:style-name="P37">querysugar.php</text:p>
            </text:list-item>
            <text:list-item>
              <text:p text:style-name="P37">import_relations.php</text:p>
            </text:list-item>
          </text:list>
        </text:list-item>
        <text:list-item>
          <text:p text:style-name="P30"><text:span text:style-name="T6">Settings </text:span><text:span text:style-name="T5">:</text:span></text:p>
          <text:list>
            <text:list-item>
              <text:p text:style-name="P37">owobjectsmaster.ini.append.php</text:p>
            </text:list-item>
            <text:list-item>
              <text:p text:style-name="P37">sugarcrm.in.append.php</text:p>
            </text:list-item>
            <text:list-item>
              <text:p text:style-name="P37">mappingezsugar.ini.append.php</text:p>
            </text:list-item>
            <text:list-item>
              <text:p text:style-name="P37">cronjob.ini</text:p>
            </text:list-item>
          </text:list>
        </text:list-item>
      </text:list>
      <text:h text:style-name="P34" text:outline-level="2">Comment ça marche</text:h>
      <text:h text:style-name="P38" text:outline-level="3">Configuration</text:h>
      <text:p text:style-name="Text_20_body">Avant de pouvoir lancer le script d'import d'un objet depuis <text:span text:style-name="T1">SUGAR, </text:span><text:span text:style-name="T5">il y a quelque configuration à faire.</text:span></text:p>
      <text:p text:style-name="P2">DANS SETTINGS.</text:p>
      <text:p text:style-name="P1"><text:span text:style-name="T6"><text:tab/></text:span><text:span text:style-name="T2">sugarcrm.in.append.php :</text:span></text:p>
      <text:p text:style-name="P6"><text:soft-page-break/><text:tab/></text:p>
      <text:p text:style-name="code">[connexion]</text:p>
      <text:p text:style-name="code">ServerUrl=sugarcrm.local <text:s/><text:span text:style-name="T14"># url de la plateforme SUGAR</text:span></text:p>
      <text:p text:style-name="code">ServerPath=/soap.php</text:p>
      <text:p text:style-name="code">ServerNamespace=http://www.sugarcrm.com/sugarcrm</text:p>
      <text:p text:style-name="P11"># login et mot de passe pour la connexion</text:p>
      <text:p text:style-name="code">login=admin </text:p>
      <text:p text:style-name="code">password=admin</text:p>
      <text:p text:style-name="Text_20_body"/>
      <text:p text:style-name="Text_20_body">Dans le bloc <text:span text:style-name="T2">[connexion]</text:span>, il faut renseigner l'url de la plate-forme SUGAR, login et mot de passe pour se connecter ; les autres paramètres normalement ne doivent pas être changé.</text:p>
      <text:p text:style-name="Text_20_body"/>
      <text:p text:style-name="code">[Language] </text:p>
      <text:p text:style-name="code">defaultLanguage=fr</text:p>
      <text:p text:style-name="Text_20_body">Le langage par default qui doit être synchronisé chez EZ.</text:p>
      <text:p text:style-name="Text_20_body"/>
      <text:p text:style-name="code">[Names] </text:p>
      <text:p text:style-name="P11"># si il y a un <text:span text:style-name="T7">préfixe</text:span> à enlever du nom de module SUGAR pour nommer une class EZ en absence de mapping </text:p>
      <text:p text:style-name="code">prefixRemove=true </text:p>
      <text:p text:style-name="P11"># le <text:span text:style-name="T7">préfixe</text:span> éventuel du nom de module SUGAR</text:p>
      <text:p text:style-name="P11"># pas pris en compte si 'prefixRemove' est à false</text:p>
      <text:p text:style-name="code">prefixString=test_</text:p>
      <text:p text:style-name="Text_20_body"/>
      <text:p text:style-name="Text_20_body">Le bloc <text:span text:style-name="T2">[Names]</text:span><text:span text:style-name="T7">, gère le nommage des classes </text:span><text:span text:style-name="T3">EZ</text:span><text:span text:style-name="T7"> par rapport aux noms des modules </text:span><text:span text:style-name="T3">SUGAR</text:span><text:span text:style-name="T7">. Les modules <text:s/></text:span><text:span text:style-name="T3">SUGAR</text:span><text:span text:style-name="T7"> ont souvent un préfixe ( nom du package ).</text:span></text:p>
      <text:p text:style-name="Text_20_body"><text:span text:style-name="T7">Si on met </text:span><text:span text:style-name="T2">prefixString</text:span><text:span text:style-name="T7"> à </text:span><text:span text:style-name="T3">true</text:span><text:span text:style-name="T7">, le connecteur renommera et faire la liaison classEZ → moduleSUGAR en enlevant le </text:span><text:span text:style-name="T2">prefixString</text:span><text:span text:style-name="T7"> au nom de module SUGAR concerné par la synchronisation.</text:span></text:p>
      <text:p text:style-name="Text_20_body"><text:span text:style-name="T7">Si on met </text:span><text:span text:style-name="T2">prefixString</text:span><text:span text:style-name="T7"> à </text:span><text:span text:style-name="T3">false,</text:span><text:span text:style-name="T7"> il n'y aura pas de renommage.</text:span></text:p>
      <text:p text:style-name="Text_20_body"><text:span text:style-name="T7">Une autre façon de lier les noms de classes EZ aux noms de modules SUGAR est d'ajouter une entrée aux tableau </text:span><text:span text:style-name="T2">mapping_names[] </text:span><text:span text:style-name="T7">et</text:span><text:span text:style-name="T2"> mapping_identifiers[] </text:span><text:span text:style-name="T7"><text:s/>dans le bloc </text:span><text:span text:style-name="T2">[Mapping] </text:span></text:p>
      <text:p text:style-name="P11"># mapping des correspondances des tables SUGAR avec les objets EZ </text:p>
      <text:p text:style-name="code">[Mapping] </text:p>
      <text:p text:style-name="P11"># mapping des correspondances des noms de modules SUGAR avec les noms des classes EZ </text:p>
      <text:p text:style-name="P11"># ex.: mapping_names[nom_module_sugar]=class_name_ez </text:p>
      <text:p text:style-name="code">mapping_names[] </text:p>
      <text:p text:style-name="code">mapping_names[nom_du_module_sugar]=nom_de_class_ez</text:p>
      <text:p text:style-name="code"/>
      <text:p text:style-name="P11"># mapping des correspondances des noms de modules SUGAR avec les identifiers des classes EZ </text:p>
      <text:p text:style-name="P11"># ex.: mapping_identifiers[nom_module_sugar]=class_identifier_ez </text:p>
      <text:p text:style-name="code">mapping_identifiers[] </text:p>
      <text:p text:style-name="code">mapping_identifiers[nom_du_module_sugar]=identifiant_class_ez</text:p>
      <text:p text:style-name="P10"/>
      <text:p text:style-name="Text_20_body">Dans le bloc <text:span text:style-name="T2">[Mapping] </text:span><text:span text:style-name="T7">on configure les paramètres généraux des <text:s/></text:span>correspondances entre les modules SUGAR et les classes et objets EZ.</text:p>
      <text:p text:style-name="P11">#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text:soft-page-break/>Le tableau <text:span text:style-name="T2">exclude_fields[]</text:span> liste tous les champs communs aux tables SUGAR qui ne nous intéresse pas pour l'enregistrement des objets EZ.</text:p>
      <text:p text:style-name="P11"># <text:span text:style-name="T35">@TODO</text:span> : rajouter dans mappingezsugar.ini un tableau de correspondences specifiques à un champ particulier le cas echeant </text:p>
      <text:p text:style-name="P11"># par exemple mapping_types[nom_du_champ]=ezdatatype </text:p>
      <text:p text:style-name="code"><text:span text:style-name="T14">#</text:span> <text:span text:style-name="T36">@TODO</text:span> <text:span text:style-name="T14">: la liste des datatype est à completer !!!!!!!!! </text:span></text:p>
      <text:p text:style-name="P11"># mapping des correspondances des types de champs SUGAR avec les datatype EZ </text:p>
      <text:p text:style-name="P11"># ex.: mapping_types[sugar_field_type]=ez_datatype </text:p>
      <text:p text:style-name="code">mapping_types[] </text:p>
      <text:p text:style-name="P11"># strings </text:p>
      <text:p text:style-name="code">mapping_types[id]=ezstring </text:p>
      <text:p text:style-name="code">mapping_types[name]=ezstring </text:p>
      <text:p text:style-name="code">mapping_types[phone]=ezstring </text:p>
      <text:p text:style-name="code">mapping_types[char]=ezstring </text:p>
      <text:p text:style-name="code">mapping_types[varchar]=ezstring </text:p>
      <text:p text:style-name="code">mapping_types[text]=eztext </text:p>
      <text:p text:style-name="code">mapping_types[tinytext]=eztext </text:p>
      <text:p text:style-name="code">mapping_types[mediumtext]=eztext </text:p>
      <text:p text:style-name="code">mapping_types[longtext]=eztext </text:p>
      <text:p text:style-name="P11"># booleans </text:p>
      <text:p text:style-name="code">mapping_types[bool]=ezboolean </text:p>
      <text:p text:style-name="P11"># numbers </text:p>
      <text:p text:style-name="code">mapping_types[int]=ezinteger </text:p>
      <text:p text:style-name="code">mapping_types[tinyint]=ezinteger </text:p>
      <text:p text:style-name="code">mapping_types[smallint]=ezinteger </text:p>
      <text:p text:style-name="code">mapping_types[mediumint]=ezinteger </text:p>
      <text:p text:style-name="code">mapping_types[bigint]=ezinteger </text:p>
      <text:p text:style-name="code">mapping_types[decimal]=ezfloat </text:p>
      <text:p text:style-name="code">mapping_types[double]=ezfloat </text:p>
      <text:p text:style-name="code">mapping_types[float]=ezfloat </text:p>
      <text:p text:style-name="code">mapping_types[currency]=ezprice</text:p>
      <text:p text:style-name="P11"># date &amp; time </text:p>
      <text:p text:style-name="code">mapping_types[date]=ezdate </text:p>
      <text:p text:style-name="code">mapping_types[datetime]=ezdatetime </text:p>
      <text:p text:style-name="code">mapping_types[time]=eztime </text:p>
      <text:p text:style-name="code">mapping_types[timestamp]=ezdatetime </text:p>
      <text:p text:style-name="code">mapping_types[year]=ezinteger</text:p>
      <text:p text:style-name="P11"># listes </text:p>
      <text:p text:style-name="code">mapping_types[enum]=ezselection </text:p>
      <text:p text:style-name="code">mapping_types[multienum]=ezselection </text:p>
      <text:p text:style-name="code">#ezenum </text:p>
      <text:p text:style-name="P11"># relations </text:p>
      <text:p text:style-name="code">mapping_types[relate]=ezobjectrelation</text:p>
      <text:p text:style-name="Text_20_body"/>
      <text:p text:style-name="Text_20_body">Le tableau <text:span text:style-name="T2">mapping_types[]</text:span> serve à faire correspondre les types de champs des tables SUGAR avec les datatypes EZ. Pour l'instant c'est une liste non exhaustive, à compléter.</text:p>
      <text:p text:style-name="Text_20_body"><text:span text:style-name="T33">!IMPORTANT ! </text:span>: si on rajoute un datatype EZ qui n’était pas présent il faut vérifier la valeur attendu par la méthode fromString(). Si la valeur donné par SUGAR n'est pas celle attendu par la datatype EZ, il faudra faire une transformation pour le cas spécifique, dans la méthode <text:span text:style-name="T2">synchronizeFieldsValues</text:span> de la class <text:span text:style-name="T2">SugarSynchro</text:span>.</text:p>
      <text:p text:style-name="code">[RemoteIdModel] </text:p>
      <text:p text:style-name="P11">#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1"># modele de remote_id EZ en fonction de données SUGAR </text:p>
      <text:p text:style-name="P11"># le remote_id est construit avec la concatenation consecutive des elements du tableau "remote_id_model[]" </text:p>
      <text:p text:style-name="P11">#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érationnel pour l'instant. C'est une idée pour rendre paramétrable la <text:soft-page-break/>construction du remote_id des objets EZ.</text:p>
      <text:p text:style-name="Text_20_body"/>
      <text:p text:style-name="code">[Synchro] </text:p>
      <text:p text:style-name="P11"># liste des modules SUGAR qui sont concerné par la synchronisation </text:p>
      <text:p text:style-name="P11"># @IMPORTANT! : les chronjob synchro, cleanup, synchrorelations viennent lire cette liste !!! </text:p>
      <text:p text:style-name="code">modulesListToSynchro[] </text:p>
      <text:p text:style-name="code">modulesListToSynchro[]=nom_du_module_sugar_1</text:p>
      <text:p text:style-name="code">modulesListToSynchro[]=nom_du_module_sugar_2</text:p>
      <text:p text:style-name="code">modulesListToSynchro[]=nom_du_module_sugar_3</text:p>
      <text:p text:style-name="code">modulesListToSynchro[]=nom_du_module_sugar_4</text:p>
      <text:p text:style-name="Text_20_body"/>
      <text:p text:style-name="Text_20_body">Le bloc <text:s/><text:span text:style-name="T2">[Synchro] </text:span><text:span text:style-name="T7">concerne la synchronisation massive de SUGAR vers EZ (chronjobs). Cette liste est lu par les cronjobs : </text:span><text:span text:style-name="T4">synchro</text:span><text:span text:style-name="T7"> ( </text:span><text:span text:style-name="T2">synchronize_ezsugar.php</text:span><text:span text:style-name="T7"> ), </text:span><text:span text:style-name="T4">synchrorelations</text:span><text:span text:style-name="T7"> ( </text:span><text:span text:style-name="T2">synchronize_relations.php</text:span><text:span text:style-name="T7"> ), </text:span><text:span text:style-name="T4">cleanup</text:span><text:span text:style-name="T7"> ( </text:span><text:span text:style-name="T2">cleanup_dev.php</text:span><text:span text:style-name="T7"> ).</text:span></text:p>
      <text:p text:style-name="P5">Liste les modules SUGAR à synchroniser avec EZ.</text:p>
      <text:p text:style-name="P5"/>
      <text:p text:style-name="P1"><text:span text:style-name="T6"><text:tab/></text:span><text:span text:style-name="T2">mappingezsugar.in.append.php :</text:span></text:p>
      <text:p text:style-name="code"><text:span text:style-name="T37">[nom_du_module_sugar]</text:span> </text:p>
      <text:p text:style-name="code">sugarez[] </text:p>
      <text:p text:style-name="code">sugarez[nom_de_champ_sugar]=nom_attribut_ez <text:s/></text:p>
      <text:p text:style-name="P11"/>
      <text:p text:style-name="code">#exclude_fields[]</text:p>
      <text:p text:style-name="code"/>
      <text:p text:style-name="code">include_fields[] </text:p>
      <text:p text:style-name="code">include_fields[]=nom_de_champ_sugar_1 </text:p>
      <text:p text:style-name="code">include_fields[]=nom_de_champ_sugar_2 <text:s/></text:p>
      <text:p text:style-name="code">include_fields[]=nom_de_champ_sugar_3 </text:p>
      <text:p text:style-name="code"/>
      <text:p text:style-name="code">translate_fields[] </text:p>
      <text:p text:style-name="code">translate_fields[nom_de_champ_sugar]=1 <text:span text:style-name="T14"># 1 pour : can_tranlate=true</text:span></text:p>
      <text:p text:style-name="code"/>
      <text:p text:style-name="code">editable_fields[] </text:p>
      <text:p text:style-name="code">editable_fields[]=nom_de_l'attribut_ez</text:p>
      <text:p text:style-name="code"/>
      <text:p text:style-name="code">relations_names[] </text:p>
      <text:p text:style-name="code">relations_names[nom_du_module_sugar]=nom_de_la_relation_sugar</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xclude_fields[]</text:span><text:span text:style-name="T7"> liste les champs de la table SUGAR (field name) à ignorer pour ce module SUGAR.</text:span></text:p>
      <text:p text:style-name="Text_20_body">Le tableau <text:span text:style-name="T2">include_fields[]</text:span><text:span text:style-name="T7"> liste les champs de la table SUGAR (field name) à synchroniser avec EZ pour ce module SUGAR.</text:span></text:p>
      <text:p text:style-name="Text_20_body"><text:span text:style-name="T34">!IMPORTANT! </text:span><text:span text:style-name="T7">si les deux tableaux exclude_fields[] et include_fields[] sont definis , include_fields[] est pris en compte et exclude_fields[] ignoré.</text:span></text:p>
      <text:p text:style-name="Text_20_body"><text:span text:style-name="T2">translate_fields[]</text:span><text:span text:style-name="T7"> : champs de la table SUGAR (field name) pour lequel on decide qui auront la traduction activée ou pas côté eZ  ; les valeurs possible sont 1(oui) ou 0(non)  ; si cette liste est vide la valeur par default pour tous les attributs est retenue ; pour les champs qui ne sont pas listé ici la valeur par default est retenue.</text:span></text:p>
      <text:p text:style-name="P5"><text:span text:style-name="T2">editable_fields[] : </text:span>liste de champs EZ à synchroniser avec sugar ( dans le sens EZ-&gt;SUGAR ).</text:p>
      <text:p text:style-name="P5"><text:span text:style-name="T2">relations_names[] : </text:span>les relations existantes pour le module avec d'autres modules sugar.</text:p>
      <text:p text:style-name="P5"/>
      <text:p text:style-name="P1"><text:span text:style-name="T6"><text:tab/></text:span><text:span text:style-name="T2">owobjectsmaster.in.append.php :</text:span></text:p>
      <text:p text:style-name="code"><text:soft-page-break/><text:span text:style-name="T37">[Users]</text:span> </text:p>
      <text:p text:style-name="P11"># ID de l'Admin User </text:p>
      <text:p text:style-name="code">AdminID=14</text:p>
      <text:p text:style-name="code"/>
      <text:p text:style-name="code"><text:span text:style-name="T37">[Tree]</text:span> </text:p>
      <text:p text:style-name="P11"># ID du node parent par default pour la création des objets </text:p>
      <text:p text:style-name="code">DefaultParentNodeID=id_du_node_parent </text:p>
      <text:p text:style-name="P11"># ID de la section par default pour la création des objets </text:p>
      <text:p text:style-name="code">DefaultSectionID=id_de_la_section</text:p>
      <text:p text:style-name="code"/>
      <text:p text:style-name="P11"># ID du node parent pour la création des objets d'une class specifique </text:p>
      <text:p text:style-name="code">ClassParentNodeID[] </text:p>
      <text:p text:style-name="code">ClassParentNodeID[identifier_class_ez]=id_du_node_parent</text:p>
      <text:p text:style-name="code"/>
      <text:p text:style-name="P14">[Class] </text:p>
      <text:p text:style-name="P11"># Group de Class </text:p>
      <text:p text:style-name="code">DefaultClassGroup=Content </text:p>
      <text:p text:style-name="code"/>
      <text:p text:style-name="code">ClassGroup[] </text:p>
      <text:p text:style-name="code">ClassGroup[identifier_class_ez]=nom_group_de_classes_ez</text:p>
      <text:p text:style-name="code"/>
      <text:p text:style-name="code"><text:span text:style-name="T14"># Class Objects is_container?</text:span> </text:p>
      <text:p text:style-name="P11"># 1 pour is_container=true, 0 pour is_container=false</text:p>
      <text:p text:style-name="code">DefaultClassIsContainer=1 </text:p>
      <text:p text:style-name="code"/>
      <text:p text:style-name="code">ClassIsContainer[]</text:p>
      <text:p text:style-name="code">ClassIsContainer[identifier_class_ez]=1</text:p>
      <text:p text:style-name="code"/>
      <text:p text:style-name="P11"># options relatives à la traduction et au multilangues </text:p>
      <text:p text:style-name="code"><text:span text:style-name="T37">[Translation]</text:span> </text:p>
      <text:p text:style-name="P11"># valeur par default de 'can_translate' des attributes des classes EZ </text:p>
      <text:p text:style-name="P11"># valeurs possibles : 0 ou 1 </text:p>
      <text:p text:style-name="code">DefaultCanTranslate=0 </text:p>
      <text:p text:style-name="code"/>
      <text:p text:style-name="P11"># options relatives à la recherche </text:p>
      <text:p text:style-name="code"><text:span text:style-name="T37">[Search]</text:span> </text:p>
      <text:p text:style-name="P11"># valeur par default de 'is_searchable' des attributes des classes EZ </text:p>
      <text:p text:style-name="P11"># valeurs possibles : 0 ou 1 </text:p>
      <text:p text:style-name="code">DefaultIsSearchable=1</text:p>
      <text:p text:style-name="Text_20_body"/>
      <text:p text:style-name="Text_20_body">Des paramétrés nécessaires à la création à la volée d'objets et classes EZ.</text:p>
      <text:p text:style-name="P2"/>
      <text:p text:style-name="P2">DANS LES CLASSES PHP.</text:p>
      <text:p text:style-name="P2"/>
      <text:p text:style-name="P2"><text:tab/>owobjectsmaster.php :</text:p>
      <text:p text:style-name="code">class <text:span text:style-name="T10">owObjectsMaster</text:span> </text:p>
      <text:p text:style-name="code">{ </text:p>
      <text:p text:style-name="code"><text:tab/><text:span text:style-name="T14">/* </text:span></text:p>
      <text:p text:style-name="P11"><text:tab/> * CONSTANTES </text:p>
      <text:p text:style-name="P11"><text:tab/> */ </text:p>
      <text:p text:style-name="code"><text:tab/> </text:p>
      <text:p text:style-name="code"><text:tab/>const <text:span text:style-name="T10">LOGFILE</text:span> = <text:span text:style-name="T17">"var/log/owObjectsMaster"</text:span>; </text:p>
      <text:p text:style-name="code"><text:tab/>const <text:span text:style-name="T10">INIPATH</text:span> = <text:span text:style-name="T17">"extension/connectezsugar/settings/"</text:span>; </text:p>
      <text:p text:style-name="code"><text:tab/>const <text:span text:style-name="T10">INIFILE</text:span> = <text:span text:style-name="T17">"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text:soft-page-break/>class <text:span text:style-name="T10">SugarSynchro</text:span> </text:p>
      <text:p text:style-name="code">{ </text:p>
      <text:p text:style-name="code"><text:tab/><text:span text:style-name="T14">/* </text:span></text:p>
      <text:p text:style-name="P11"><text:tab/> * CONSTANTES </text:p>
      <text:p text:style-name="P11"><text:tab/> */ </text:p>
      <text:p text:style-name="P11"/>
      <text:p text:style-name="code"><text:tab/>const <text:span text:style-name="T10">LOGFILE</text:span> = <text:span text:style-name="T17">"var/log/SugarSynchro"</text:span>; </text:p>
      <text:p text:style-name="code"><text:tab/>const <text:span text:style-name="T10">INIPATH</text:span> = <text:span text:style-name="T17">"extension/connectezsugar/settings/"</text:span>; </text:p>
      <text:p text:style-name="code"><text:tab/>const <text:span text:style-name="T10">INIFILE</text:span> = <text:span text:style-name="T17">"sugarcrm.ini.append.php"</text:span>; </text:p>
      <text:p text:style-name="code"><text:tab/>const <text:span text:style-name="T10">MAPPINGINIFILE</text:span> = <text:span text:style-name="T17">"mappingezsugar.ini.append.php"</text:span>;</text:p>
      <text:p text:style-name="code"/>
      <text:p text:style-name="P2"/>
      <text:p text:style-name="Text_20_body">Pour LOGFILE, INIPATH et INIFILE même chose que <text:span text:style-name="T2">owOjectsMaster</text:span><text:span text:style-name="T7">, sauf que les fichier de log et ini ne sont pas les mêmes ;)</text:span></text:p>
      <text:p text:style-name="Text_20_body"><text:span text:style-name="T7">MAPPINGINIFILE : nom du fichier </text:span><text:span text:style-name="T2">ini</text:span><text:span text:style-name="T7"> pour le mapping des modules.</text:span></text:p>
      <text:p text:style-name="P2"/>
      <text:p text:style-name="P2"><text:tab/>sugarconnector.php :</text:p>
      <text:p text:style-name="code">class <text:span text:style-name="T10">SugarConnector</text:span> </text:p>
      <text:p text:style-name="code">{ </text:p>
      <text:p text:style-name="code"><text:s text:c="4"/>const <text:span text:style-name="T12">LOGFILE</text:span> = <text:span text:style-name="T17">"var/log/SugarConnector"</text:span>;</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9">$ini = eZINI::instance(</text:span><text:span text:style-name="T17">"sugarcrm.ini"</text:span><text:span text:style-name="T19">);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text:p>
      <text:p text:style-name="code"><text:tab/> <text:span text:style-name="T14">//@TODO : user et mdp pour login sont ecrites en clair dans le fichier sugarcrm.ini </text:span></text:p>
      <text:p text:style-name="P11"><text:tab/> // chercher une autre façon de stockage plus securisé ? </text:p>
      <text:p text:style-name="code"><text:s text:c="8"/>$this-&gt;login = $ini-&gt;variable("connexion", "login"); </text:p>
      <text:p text:style-name="code"><text:tab/> <text:s/>$this-&gt;password = $ini-&gt;variable("connexion", "password");</text:p>
      <text:p text:style-name="code"/>
      <text:p text:style-name="code"><text:s text:c="8"/>$this-&gt;client = new eZSOAPClient($serverUrl,$serverPath); </text:p>
      <text:p text:style-name="code"/>
      <text:p text:style-name="code"><text:tab/> <text:span text:style-name="T19">$this-&gt;logger = owLogger::CreateForAdd(self::LOGFILE . date("d-m-Y") . ".log");</text:span></text:p>
      <text:p text:style-name="code"><text:s text:c="4"/>}</text:p>
      <text:p text:style-name="Text_20_body"/>
      <text:p text:style-name="Text_20_body">La constante LOGFILE et le fichier <text:span text:style-name="T2">ini</text:span><text:span text:style-name="T7"> appelé dans cette ligne : </text:span></text:p>
      <text:p text:style-name="code"><text:span text:style-name="T20">$ini = eZINI::instance(</text:span><text:span text:style-name="T18">"sugarcrm.ini"</text:span><text:span text:style-name="T20">); </text:span></text:p>
      <text:h text:style-name="Heading_20_3" text:outline-level="3"/>
      <text:h text:style-name="Heading_20_3" text:outline-level="3">Exécution</text:h>
      <text:p text:style-name="Text_20_body">Le lancement du script d'import d'un objet depuis <text:span text:style-name="T1">SUGAR, </text:span><text:span text:style-name="T5">se fait par appel de </text:span><text:span text:style-name="T1">module/view.</text:span></text:p>
      <text:p text:style-name="Text_20_body"><text:span text:style-name="T5">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1993280039" text:style-name="L2">
        <text:list-item>
          <text:p text:style-name="P19">sugarmodule <text:span text:style-name="T7">: nom du module SUGAR.</text:span></text:p>
        </text:list-item>
        <text:list-item>
          <text:p text:style-name="P18"><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7">on appelle l'url suivante :</text:span></text:p>
      <text:p text:style-name="Text_20_body"><text:a xlink:type="simple" xlink:href="http://ezsugar.local/sugarCrm/import/"><text:span text:style-name="T7">http://ezsugar.local/sugarCrm/import</text:span></text:a><text:a xlink:type="simple" xlink:href="http://ezsugar.local/sugarCrm/import/"><text:span text:style-name="T21">/</text:span></text:a><text:span text:style-name="T21">test_Hotel/ df72c261-9645-ec3a-d369-4f2a6ca53650.</text:span></text:p>
      <text:h text:style-name="P39" text:outline-level="3"><text:soft-page-break/></text:h>
      <text:h text:style-name="P39" text:outline-level="3">Qu'est qu'il fait import.php ?</text:h>
      <text:p text:style-name="Text_20_body"><text:span text:style-name="T24">Si les parametres </text:span><text:span text:style-name="T26">sugarmodule  </text:span><text:span text:style-name="T25">et</text:span><text:span text:style-name="T26"> sugarid</text:span><text:span text:style-name="T25"> ne sont pas donné ça ne fait rien ;)</text:span></text:p>
      <text:p text:style-name="P7">Si oui :</text:p>
      <text:list xml:id="list1127681507" text:style-name="L3">
        <text:list-item>
          <text:p text:style-name="P21">Cherche si une class EZ associé au module SUGAR existe.</text:p>
          <text:list>
            <text:list-item>
              <text:p text:style-name="P21">si n'existe pas, une class EZ est crée avec comme attributs les champs de la table correspondente au module SUGAR.</text:p>
            </text:list-item>
            <text:list-item>
              <text:p text:style-name="P21">Si elle existe, verifie que les attributs de la class EZ sont coherant avec les attributs du module SUGAR.</text:p>
              <text:list>
                <text:list-item>
                  <text:p text:style-name="P21">Si les attributs ne sont pas coherants le script s'arete aprés avoir écrit une alerte dans un fichier de log.</text:p>
                </text:list-item>
                <text:list-item>
                  <text:p text:style-name="P21">Si les attributs sont coherant, continue l'execution du script.</text:p>
                </text:list-item>
              </text:list>
            </text:list-item>
          </text:list>
        </text:list-item>
        <text:list-item>
          <text:p text:style-name="P21">Verifie si un objet avec remote_id &lt;classEZ&gt;_&lt;sugarID&gt; existe.</text:p>
          <text:list>
            <text:list-item>
              <text:p text:style-name="P21">Si n'existe pas, un objet EZ est crée avec les valeurs des attributs recuperés chez SUGAR.</text:p>
            </text:list-item>
            <text:list-item>
              <text:p text:style-name="P21">Si l'objet existe, il est mis à jour.</text:p>
            </text:list-item>
          </text:list>
        </text:list-item>
      </text:list>
      <text:p text:style-name="P7">Si il y a des erreurs pendant l'execution du script ils sont noté dans les fichiers de log.</text:p>
      <text:h text:style-name="P35" text:outline-level="2">Les autres scripts </text:h>
      <text:h text:style-name="P40" text:outline-level="3">cleanup.php</text:h>
      <text:p text:style-name="P8">Ce script est utile pendant le développement et les tests de l'extension. Il permet d'effacer des class de contenu et des objets de contenu.</text:p>
      <text:p text:style-name="P8">Fonctionnement par appel de module/view/parametres.</text:p>
      <text:p text:style-name="P8">Pour supprimer une class :</text:p>
      <text:p text:style-name="Text_20_body"><text:a xlink:type="simple" xlink:href="http://ezsugar.local/sugarCrm/cleanup/object"><text:span text:style-name="T24">http://ezsugar.local/sugarCrm/cleanup</text:span></text:a><text:a xlink:type="simple" xlink:href="http://ezsugar.local/sugarCrm/cleanup/object"><text:span text:style-name="T22">/</text:span></text:a><text:span text:style-name="T22">class/&lt;identifiant_de_la_class&gt;</text:span></text:p>
      <text:p text:style-name="P8">Pour supprimer un objet et nettoyer la base de ces traces :</text:p>
      <text:p text:style-name="P4"><text:a xlink:type="simple" xlink:href="http://ezsugar.local/sugarCrm/cleanup/object/"><text:span text:style-name="T24">http://ezsugar.local/sugarCrm/cleanup</text:span></text:a><text:a xlink:type="simple" xlink:href="http://ezsugar.local/sugarCrm/cleanup/object/"><text:span text:style-name="T23">/object/</text:span></text:a><text:span text:style-name="T23">&lt;remote_id&gt;</text:span></text:p>
      <text:h text:style-name="P40" text:outline-level="3">updateclass.php</text:h>
      <text:p text:style-name="P8">Ce script s'occupe de mettre à jour une class de contenu dans le cas ou un modele SUGAR à changé.</text:p>
      <text:p text:style-name="P8">Pour l'instant il se limite à rajouter un nouveau attribut si un nouveau champ existe ou est inclus; on n'efface pas des attributs EZ. <text:span text:style-name="T39">( à voir après )</text:span></text:p>
      <text:p text:style-name="P8">Fonctionnement par appel de module/view/parametres.</text:p>
      <text:p text:style-name="P4"><text:a xlink:type="simple" xlink:href="http://ezsugar.local/sugarCrm/updateclass/"><text:span text:style-name="T24">http://ezsugar.local/sugarCrm/updateclass</text:span></text:a><text:a xlink:type="simple" xlink:href="http://ezsugar.local/sugarCrm/updateclass/"><text:span text:style-name="T23">/</text:span></text:a><text:span text:style-name="T23">&lt;nom_du_module_sugar&gt;</text:span></text:p>
      <text:h text:style-name="P40" text:outline-level="3">querysugar.php</text:h>
      <text:p text:style-name="P8">Ce script est utile pendant la phase de développement. Il permet de faire de requetes SOAP à SUGAR. Pour visualiser comment et quoi SUGAR retourne pour une requete donné.</text:p>
      <text:p text:style-name="P8"><text:soft-page-break/>Fonctionnement par appel de module/view/parametres.</text:p>
      <text:p text:style-name="P4"><text:a xlink:type="simple" xlink:href="http://ezsugar.local/sugarCrm/querysugar/"><text:span text:style-name="T24">http://ezsugar.local/sugarCrm/querysugar</text:span></text:a><text:a xlink:type="simple" xlink:href="http://ezsugar.local/sugarCrm/querysugar/"><text:span text:style-name="T23">/</text:span></text:a><text:span text:style-name="T23">&lt;query&gt;/&lt;sugar_module&gt;/&lt;sugar_id&gt;</text:span></text:p>
      <text:p text:style-name="P9">Pour l'instant il y a seulement deux requetes, mais d'autres peuvent aisement être rajoutées.</text:p>
      <text:p text:style-name="code"><text:span text:style-name="T24">switch(</text:span><text:span text:style-name="T11">$query</text:span><text:span text:style-name="T24">)</text:span></text:p>
      <text:p text:style-name="P13">{ </text:p>
      <text:p text:style-name="code"><text:span text:style-name="T24"><text:tab/>case </text:span><text:span text:style-name="T27">"get_available_modules"</text:span><text:span text:style-name="T24"> : </text:span></text:p>
      <text:p text:style-name="code"><text:span text:style-name="T24"><text:tab/><text:tab/></text:span><text:span text:style-name="T11">$sugardata = $sugarConnector-&gt;get_available_modules(); </text:span></text:p>
      <text:p text:style-name="P12"><text:tab/><text:tab/>$result=$sugardata; </text:p>
      <text:p text:style-name="P12"><text:tab/><text:tab/>break; </text:p>
      <text:p text:style-name="code"><text:span text:style-name="T24"><text:tab/>case </text:span><text:span text:style-name="T27">"get_module_fields"</text:span><text:span text:style-name="T24"> : </text:span></text:p>
      <text:p text:style-name="code"><text:span text:style-name="T24"><text:tab/><text:tab/></text:span><text:span text:style-name="T11">$sugardata = $sugarConnector-&gt;get_module_fields($sugarmodule); </text:span></text:p>
      <text:p text:style-name="P12"><text:tab/><text:tab/>$result=$sugardata['module_fields']; </text:p>
      <text:p text:style-name="code"><text:span text:style-name="T11"><text:tab/><text:tab/>break;</text:span><text:span text:style-name="T24"> </text:span></text:p>
      <text:p text:style-name="P13">}</text:p>
      <text:p text:style-name="P13"/>
      <text:p text:style-name="P9"/>
      <text:p text:style-name="P9">Exemple d'appel :</text:p>
      <text:p text:style-name="Text_20_body"><text:a xlink:type="simple" xlink:href="http://ezsugar.local/sugarCrm/querysugar/"><text:span text:style-name="T24">http://ezsugar.local/sugarCrm/querysugar</text:span></text:a><text:a xlink:type="simple" xlink:href="http://ezsugar.local/sugarCrm/querysugar/"><text:span text:style-name="T22">/</text:span></text:a><text:span text:style-name="T22"> get_available_modules</text:span></text:p>
      <text:p text:style-name="Text_20_body"><text:a xlink:type="simple" xlink:href="http://ezsugar.local/sugarCrm/querysugar/"><text:span text:style-name="T22">http://ezsugar.local/sugarCrm/querysugar/</text:span></text:a><text:span text:style-name="T22"> get_module_fields/test_Hotel</text:span></text:p>
      <text:h text:style-name="P36" text:outline-level="2">Les Chronjobs</text:h>
      <text:h text:style-name="P39" text:outline-level="3">synchronize_ezsugar.php</text:h>
      <text:p text:style-name="Text_20_body"><text:span text:style-name="T24">Ce script fait la synchronisation d'une liste de modules SUGAR, definie dans </text:span><text:span text:style-name="T26">sugarcrm.ini : moduleListToSynchro[].</text:span></text:p>
      <text:p text:style-name="P7">Pour chaque module :</text:p>
      <text:list xml:id="list1987187328" text:style-name="L4">
        <text:list-item>
          <text:p text:style-name="P22">crée la class EZ si elle n'existe pas déjà</text:p>
        </text:list-item>
        <text:list-item>
          <text:p text:style-name="P22">verifie la coherance des attributs du modules avec ceux de la class EZ</text:p>
        </text:list-item>
        <text:list-item>
          <text:p text:style-name="P22">pour chaque objet du module SUGAR :</text:p>
          <text:list>
            <text:list-item>
              <text:p text:style-name="P22">crée l'objet EZ si il n'existe pas</text:p>
            </text:list-item>
            <text:list-item>
              <text:p text:style-name="P22">met à jour l'objet EZ</text:p>
            </text:list-item>
          </text:list>
        </text:list-item>
      </text:list>
      <text:p text:style-name="P7"/>
      <text:h text:style-name="P41" text:outline-level="3">cleanup_dev.php</text:h>
      <text:p text:style-name="Text_20_body"><text:span text:style-name="T25">Ce script est utile en dev pour les tests. Il va lire la même liste que </text:span><text:span text:style-name="T26">sugarcrm.ini : moduleListToSynchro[].</text:span></text:p>
      <text:p text:style-name="P7">Et pour chaque module :</text:p>
      <text:list xml:id="list542852333" text:style-name="L5">
        <text:list-item>
          <text:p text:style-name="P23">efface la class EZ correspondante</text:p>
        </text:list-item>
        <text:list-item>
          <text:p text:style-name="P23">efface tous les objets de la class EZ</text:p>
        </text:list-item>
        <text:list-item>
          <text:p text:style-name="P23">nettoye la base de donnée des remote_ids</text:p>
        </text:list-item>
      </text:list>
      <text:p text:style-name="P7"/>
      <text:h text:style-name="P41" text:outline-level="3">synchronize_relations.php</text:h>
      <text:p text:style-name="Text_20_body"><text:span text:style-name="T24">Ce script fait la synchronistaion des relations definie chez sugar pour tous les modules listé dans </text:span><text:span text:style-name="T26">sugarcrm.ini : moduleListToSynchro[]. </text:span><text:span text:style-name="T25">Il faut au prealable reinsegner pour chaque module dans </text:span><text:soft-page-break/><text:span text:style-name="T26">mappingezsugar.ini</text:span><text:span text:style-name="T25"> le tableau </text:span><text:span text:style-name="T2">relations_names[] :</text:span></text:p>
      <text:p text:style-name="P11">#relations_names[sugar_module_name]=sugar_relation_name</text:p>
      <text:p text:style-name="code">relations_names[] </text:p>
      <text:p text:style-name="code">relations_names[otcp_accommodation]=otcp_accommation_one </text:p>
      <text:p text:style-name="code">relations_names[otcp_culture]=otcp_culture_one </text:p>
      <text:p text:style-name="code">relations_names[otcp_otherpro]=otcp_otherpro_one </text:p>
      <text:p text:style-name="code">relations_names[otcp_restaurant]=otcp_restaurant_one </text:p>
      <text:p text:style-name="code">relations_names[otcp_shopping]=otcp_shopping_one </text:p>
      <text:p text:style-name="code">relations_names[otcp_transport]=otcp_transport_one </text:p>
      <text:p text:style-name="code">relations_names[otcp_visit]=otcp_visit_one</text:p>
      <text:p text:style-name="Standard"/>
      <text:p text:style-name="Standard">Pour chaque objet le script verifie si il est en relation avec un autre et si c'est le cas crée ou met à jour une relation d'objet.</text:p>
      <text:p text:style-name="Standard"/>
      <text:h text:style-name="P39" text:outline-level="3">update_classes.php</text:h>
      <text:p text:style-name="Text_20_body"><text:span text:style-name="T24">Ce script fait l'update des classes EZ pour une liste de modules SUGAR, definie dans </text:span><text:span text:style-name="T26">sugarcrm.ini : moduleListToSynchro[].</text:span></text:p>
      <text:p text:style-name="P7">Pour chaque module :</text:p>
      <text:list xml:id="list1078270635" text:continue-list="list1987187328" text:style-name="L4">
        <text:list-item>
          <text:p text:style-name="P22">crée la class EZ si elle n'existe pas déjà</text:p>
        </text:list-item>
        <text:list-item>
          <text:p text:style-name="P22">verifie la coherance des attributs du modules avec ceux de la class EZ</text:p>
        </text:list-item>
        <text:list-item>
          <text:p text:style-name="P26"><text:span text:style-name="T25">si un nouveau champs SUGAR est à synchroniser avec EZ, un nouveau attribut de la class est creé </text:span></text:p>
        </text:list-item>
      </text:list>
      <text:p text:style-name="Text_20_body"><text:span text:style-name="T40">!IMPORTANT! </text:span>Pour que un nouveau attribut soit crée à partir d'un champ SUGAR, il faut penser à le mettre dans les <text:span text:style-name="T2">include_fields[]</text:span> du module dans <text:span text:style-name="T2">mappingezsugar.ini.</text:span></text:p>
      <text:h text:style-name="P41" text:outline-level="3">cronjob.ini</text:h>
      <text:p text:style-name="Text_20_body"><text:span text:style-name="T24">Pendant la phase de développement j'ai separé la synchronisation des objets et celle des relations. Pour la mise en production, pour que les deux script s'execute l'un après l'autre : dans cronjob.ini, pour le CronjobPart </text:span><text:span text:style-name="T26">synchro</text:span><text:span text:style-name="T25"> il faudra decommenter, si ce n'est pas déjà le cas, la ligne en vert : </text:span><text:span text:style-name="T28">#Scripts[]=synchronize_relations.php .</text:span></text:p>
      <text:p text:style-name="P14"><text:soft-page-break/><text:span text:style-name="T24">[</text:span><text:span text:style-name="T24">CronjobSettings</text:span><text:span text:style-name="T24">] </text:span></text:p>
      <text:p text:style-name="P13">ExtensionDirectories[]=connectezsugar </text:p>
      <text:p text:style-name="P13">Scripts[]=synchronize_ezsugar.php </text:p>
      <text:p text:style-name="P13">Scripts[]=synchronize_relations.php </text:p>
      <text:p text:style-name="P13">Scripts[]=cleanup_dev.php </text:p>
      <text:p text:style-name="P13">Scripts[]=update_classes.php</text:p>
      <text:p text:style-name="P13"/>
      <text:p text:style-name="P13"/>
      <text:p text:style-name="P15">[CronjobPart-synchro] </text:p>
      <text:p text:style-name="P13">Scripts[]=synchronize_ezsugar.php </text:p>
      <text:p text:style-name="P32">#Scripts[]=synchronize_relations.php </text:p>
      <text:p text:style-name="P13"/>
      <text:p text:style-name="P15">[CronjobPart-synchrorelations] </text:p>
      <text:p text:style-name="P13">Scripts[]=synchronize_relations.php </text:p>
      <text:p text:style-name="P13"/>
      <text:p text:style-name="code"><text:span text:style-name="T38">[CronjobPart-cleanup]</text:span><text:span text:style-name="T24"> </text:span></text:p>
      <text:p text:style-name="P13">Scripts[]=cleanup_dev.php</text:p>
      <text:p text:style-name="P13"/>
      <text:p text:style-name="P15">[CronjobPart-upclasses]</text:p>
      <text:p text:style-name="P13">Scripts[]=update_classes.php</text:p>
      <text:h text:style-name="P36" text:outline-level="2">Les Classes</text:h>
      <text:h text:style-name="P39" text:outline-level="3">owLogger</text:h>
      <text:p text:style-name="P9">Cette class est utilisé pour créer des fichiers de log. Elle est appelé dans les autres classes. Donc elle est necessaire au bon fonctionnement de ces dérnières.</text:p>
      <text:h text:style-name="P39" text:outline-level="3">owObjectsMaster</text:h>
      <text:p text:style-name="P9">owObjectsMaster est une class que on peut utiliser en déhors de cette extension et de façon generique.</text:p>
      <text:p text:style-name="P9">Plusieurs mèthode pour la création, la mise à jour, la suppression de classes et objets de contenu EZ.</text:p>
      <text:p text:style-name="P9">Ainsi que des mèthodes liée à la gestion des classes et objets de contenu EZ. </text:p>
      <text:h text:style-name="P39" text:outline-level="3">SugarSynchro</text:h>
      <text:p text:style-name="P9">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39" text:outline-level="3">SugarConnector</text:h>
      <text:p text:style-name="P9">SugarConnector contient des mèthodes pour les requetes SOAP à SUGAR.</text:p>
      <text:h text:style-name="P39" text:outline-level="3">La mèthode statique definition()</text:h>
      <text:p text:style-name="P9">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4">Tableau qui liste les variables des fichiers </text:span><text:span text:style-name="T26">INI</text:span><text:span text:style-name="T25"> necessaires aux fonctionnalités de la class.</text:span></text:p>
      <text:p text:style-name="Text_20_body"><text:span text:style-name="T40">!IMPORTANT!</text:span><text:span text:style-name="T25"> Si on rajoute un parametre dans un fichier ini, il faudra le rajouter ici pour que la méthode </text:span><text:span text:style-name="T26">getIniData() </text:span><text:span text:style-name="T25">aille le chercher et l'enregistrer.</text:span></text:p>
      <text:p text:style-name="P3"><text:soft-page-break/><text:tab/>properties_list :</text:p>
      <text:p text:style-name="P9">Tableau qui liste les propriétés de la class qui sont utilisés dans les mèthodes.</text:p>
      <text:p text:style-name="P3"><text:tab/>parameters_per_function :</text:p>
      <text:p text:style-name="P9">Tableau qui liste, par mèthode (pas toutes), les propriétés dont la mèthode a besoin comme arguments. C'est utile que dans les cas ou une mèthode utilise comme paramètres des propriétés de la class.</text:p>
      <text:p text:style-name="P9"/>
      <text:p text:style-name="P9">Par exemple, $parameters_per_function ça permet de faire ça :</text:p>
      <text:p text:style-name="code">public function <text:span text:style-name="T10">updateClassEz($args</text:span> <text:span text:style-name="T11">= null)</text:span> </text:p>
      <text:p text:style-name="P13">{ </text:p>
      <text:p text:style-name="code"><text:tab/><text:span text:style-name="T14">// verifie si la fonction a les parametres necessaires à son execution</text:span> </text:p>
      <text:p text:style-name="code"><text:tab/><text:span text:style-name="T11">$verify = $this-&gt;verifyArgsForFunction("updateClassEz", $args); </text:span></text:p>
      <text:p text:style-name="P12"><text:tab/>if(!$verify) </text:p>
      <text:p text:style-name="code"><text:tab/><text:tab/>return false; </text:p>
      <text:p text:style-name="P13"><text:tab/><text:tab/><text:tab/> </text:p>
      <text:p text:style-name="code"><text:tab/><text:span text:style-name="T14">// traitement</text:span></text:p>
      <text:p text:style-name="P11"><text:tab/>// ... </text:p>
      <text:p text:style-name="P13"><text:tab/><text:tab/><text:tab/> </text:p>
      <text:p text:style-name="P13">}</text:p>
      <text:p text:style-name="P17"/>
      <text:p text:style-name="P16"><text:soft-page-break/><text:span text:style-name="T29">protected</text:span> <text:span text:style-name="T30">function</text:span> verifyArgsForFunction($function_name, $args) </text:p>
      <text:p text:style-name="code_5f_2">{ </text:p>
      <text:p text:style-name="code_5f_2"><text:tab/><text:span text:style-name="T13">// load definition si ce n'est pas dèjà fait </text:span></text:p>
      <text:p text:style-name="code_5f_2"><text:tab/>if(count(self::$definition) == 0) </text:p>
      <text:p text:style-name="code_5f_2"><text:tab/><text:tab/>self::definition(); </text:p>
      <text:p text:style-name="code_5f_2"/>
      <text:p text:style-name="P16"><text:tab/><text:span text:style-name="T15">// parametres necessaires à la function </text:span></text:p>
      <text:p text:style-name="code_5f_2"><text:tab/>$parameters = self::$parameters_per_function[$function_name]; </text:p>
      <text:p text:style-name="code_5f_2"/>
      <text:p text:style-name="code_5f_2"><text:tab/><text:span text:style-name="T16">// verifie si on a passé le parametre $args à la function $function_name </text:span></text:p>
      <text:p text:style-name="P16"><text:tab/>if(is_null($args)) <text:span text:style-name="T15">// si non </text:span></text:p>
      <text:p text:style-name="code_5f_2"><text:tab/>{ </text:p>
      <text:p text:style-name="P16"><text:tab/><text:tab/><text:span text:style-name="T15">//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6"><text:tab/><text:tab/><text:tab/><text:tab/><text:span text:style-name="T30">return</text:span> false; </text:p>
      <text:p text:style-name="code_5f_2"><text:tab/><text:tab/><text:tab/>} </text:p>
      <text:p text:style-name="code_5f_2"><text:tab/><text:tab/>} </text:p>
      <text:p text:style-name="code_5f_2"><text:tab/>} </text:p>
      <text:p text:style-name="P16"><text:tab/>else <text:span text:style-name="T15">// si oui </text:span></text:p>
      <text:p text:style-name="code_5f_2"><text:tab/>{ </text:p>
      <text:p text:style-name="P16"><text:tab/><text:tab/><text:span text:style-name="T15">//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6"><text:tab/><text:tab/><text:tab/><text:tab/><text:tab/><text:span text:style-name="T30">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6"><text:tab/><text:tab/><text:tab/><text:tab/><text:span text:style-name="T15">//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6"><text:tab/><text:span text:style-name="T30">return</text:span> true; </text:p>
      <text:p text:style-name="code_5f_2"><text:tab/> </text:p>
      <text:p text:style-name="code_5f_2">}</text:p>
      <text:h text:style-name="P36" text:outline-level="2">TODO</text:h>
      <text:list xml:id="list853117376" text:style-name="L6">
        <text:list-item>
          <text:p text:style-name="P28">Il y a encore des problèmes d'encodages des caracteres lors de écriture de la valeur d'un attribut dans la base EZ.</text:p>
        </text:list-item>
        <text:list-item>
          <text:p text:style-name="P25">Generer des alertes par mail pour certains erreurs rencontrés durant l'execution du script. Comme par exemple une incoherances rencontré entre une class EZ et son correspondant module SUGAR.</text:p>
        </text:list-item>
        <text:list-item>
          <text:p text:style-name="P28">Terminer le script d'update d'une class EZ, qui doit aussi prévoir la mise à jour de tous les objets existants de cette class.</text:p>
        </text:list-item>
        <text:list-item>
          <text:p text:style-name="P27"><text:span text:style-name="T32">Créer des script cronjobs</text:span><text:span text:style-name="T31"> pour les tache de synchronistation massive d'objets</text:span><text:span text:style-name="T32"> et la mise à jour des classes.</text:span><text:span text:style-name="T24"> </text:span></text:p>
        </text:list-item>
        <text:list-item>
          <text:p text:style-name="P27"><text:span text:style-name="T9">? </text:span><text:span text:style-name="T24">Créer une class abstraite de la quelle faire hériter owObjectsMaster et SugarSynchro </text:span><text:span text:style-name="T9">?</text:span><text:span text:style-name="T24"> La question se pose parce que j'ai utilisé des mèthode communes et identiques pour les deux classes.</text:span></text:p>
        </text:list-item>
        <text:list-item>
          <text:p text:style-name="P25"><text:s/><text:span text:style-name="T31">Gestion des erreurs des requêtes SOAP</text:span></text:p>
        </text:list-item>
        <text:list-item>
          <text:p text:style-name="P27"><text:span text:style-name="T9">? </text:span><text:span text:style-name="T24">Mettre en place la possibilité d'un </text:span><text:span text:style-name="T26">mapping_types[]</text:span><text:span text:style-name="T24"> specifique à un module de type : </text:span>mapping_types[nom_du_champ]=datatypeEZ. <text:span text:style-name="T9">?</text:span></text:p>
        </text:list-item>
        <text:list-item>
          <text:p text:style-name="P25"><text:soft-page-break/><text:span text:style-name="T31">Verifier la coherance de la valeur de l'attribut SUGAR avec la valeur attende par la mèthode fromString() du datatype EZ</text:span>. (fait pour ezselection !)</text:p>
        </text:list-item>
        <text:list-item>
          <text:p text:style-name="P28">Create Class : </text:p>
          <text:list>
            <text:list-item>
              <text:p text:style-name="P28">pouvoir decider pour 'is_container' (en dur pour l'instant = 1),</text:p>
            </text:list-item>
            <text:list-item>
              <text:p text:style-name="P28">pouvoir decider pour le group de classes (en dur pour l'instant = 'content')</text:p>
            </text:list-item>
          </text:list>
        </text:list-item>
        <text:list-item>
          <text:p text:style-name="P25"><text:s/><text:span text:style-name="T31">Create Object : pouvoir decider la position dans l'arborescence du site.</text:span></text:p>
        </text:list-item>
        <text:list-item>
          <text:p text:style-name="P27"><text:span text:style-name="T24"><text:s/></text:span><text:span text:style-name="T31">Faire un fichier de log par date</text:span></text:p>
        </text:list-item>
        <text:list-item>
          <text:p text:style-name="P27"><text:s/><text:span text:style-name="T31">Script de cleanup de tous les objets d'une liste de classes pour la phase de dev</text:span></text:p>
        </text:list-item>
        <text:list-item>
          <text:p text:style-name="P29"><text:s/>Conversion des elements SUGAR de type 'enum' en 'ezselection'</text:p>
        </text:list-item>
        <text:list-item>
          <text:p text:style-name="P27"><text:s/>Insertions des valeurs pour des datatype pas encore traité qui nécessitent une transformation pour la méthode <text:s/>fromString().</text:p>
        </text:list-item>
        <text:list-item>
          <text:p text:style-name="P27"><text:s/>Completer la liste de tous les types de champ SUGAR pour <text:span text:style-name="T2">mapping_types[]</text:span> dans <text:span text:style-name="T2">sugarcrm.ini</text:span></text:p>
        </text:list-item>
        <text:list-item>
          <text:p text:style-name="P27"><text:s/><text:span text:style-name="T31">Relations d'objets !!!</text:span></text:p>
        </text:list-item>
        <text:list-item>
          <text:p text:style-name="P27"><text:s/><text:span text:style-name="T31">Datatypes : sélection multipl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3-19T11:36:20</dc:date>
    <dc:creator>Massimiliano Pasquesi</dc:creator>
    <meta:editing-duration>P2DT8H22M59S</meta:editing-duration>
    <meta:editing-cycles>271</meta:editing-cycles>
    <meta:generator>LibreOffice/3.3$Linux LibreOffice_project/330m19$Build-401</meta:generator>
    <meta:document-statistic meta:table-count="0" meta:image-count="0" meta:object-count="0" meta:page-count="13" meta:paragraph-count="454" meta:word-count="2841" meta:character-count="22037"/>
  </office:meta>
</office:document-meta>
</file>